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5.36pt"/>
    </style:style>
    <style:style style:name="co3" style:family="table-column">
      <style:table-column-properties fo:break-before="auto" style:column-width="100.09pt"/>
    </style:style>
    <style:style style:name="co4" style:family="table-column">
      <style:table-column-properties fo:break-before="auto" style:column-width="44.76pt"/>
    </style:style>
    <style:style style:name="co5" style:family="table-column">
      <style:table-column-properties fo:break-before="auto" style:column-width="82.66pt"/>
    </style:style>
    <style:style style:name="co6" style:family="table-column">
      <style:table-column-properties fo:break-before="auto" style:column-width="77.2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style:font-name="Bitstream Char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 fo:font-weight="bold" style:font-weight-asian="bold" style:font-weight-complex="bold"/>
    </style:style>
    <style:style style:name="ce3" style:family="table-cell" style:parent-style-name="Default">
      <style:text-properties style:font-name="Bitstream Charter" fo:font-size="12pt" fo:font-style="italic" style:font-size-asian="12pt" style:font-style-asian="italic" style:font-size-complex="12pt" style:font-style-complex="italic"/>
    </style:style>
    <style:style style:name="ce4" style:family="table-cell" style:parent-style-name="Default" style:data-style-name="N41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Bitstream Charte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style-name="gr1" draw:text-style-name="P1" svg:width="401.16pt" svg:height="220.73pt" svg:x="429.79pt" svg:y="45.69pt">
            <loext:p draw:notify-on-update-of-ranges="Sheet1.B5:Sheet1.B21 Sheet1.D4:Sheet1.D4 Sheet1.D5:Sheet1.D21 Sheet1.B5:Sheet1.B21 Sheet1.E4:Sheet1.E4 Sheet1.E5:Sheet1.E21 Sheet1.B5:Sheet1.B21 Sheet1.F4:Sheet1.F4 Sheet1.F5:Sheet1.F2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 calcext:value-type="string">
            <text:p>Samsung J3 in modalità aereo con blocco schermo disattivato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/>
          <table:table-cell table:style-name="ce2" office:value-type="string" calcext:value-type="string">
            <text:p>orario</text:p>
          </table:table-cell>
          <table:table-cell table:style-name="ce2" office:value-type="string" calcext:value-type="string">
            <text:p>evento</text:p>
          </table:table-cell>
          <table:table-cell table:style-name="ce2" office:value-type="string" calcext:value-type="string">
            <text:p>% carica</text:p>
          </table:table-cell>
          <table:table-cell table:style-name="ce2" office:value-type="string" calcext:value-type="string">
            <text:p>pacchetti inviati</text:p>
          </table:table-cell>
          <table:table-cell table:style-name="ce2" office:value-type="string" calcext:value-type="string">
            <text:p>pacchetti persi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4" office:value-type="time" office:time-value="PT19H08M00S" calcext:value-type="time">
            <text:p>19:08:00</text:p>
          </table:table-cell>
          <table:table-cell office:value-type="string" calcext:value-type="string">
            <text:p>predisposizione</text:p>
          </table:table-cell>
          <table:table-cell table:style-name="ce5" office:value-type="float" office:value="93" calcext:value-type="float">
            <text:p>93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time" office:time-value="PT19H31M00S" calcext:value-type="time">
            <text:p>19:31:00</text:p>
          </table:table-cell>
          <table:table-cell office:value-type="string" calcext:value-type="string">
            <text:p>inizio primo tempo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75" calcext:value-type="float">
            <text:p>75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19H37M00S" calcext:value-type="time">
            <text:p>19:37:00</text:p>
          </table:table-cell>
          <table:table-cell/>
          <table:table-cell table:style-name="ce5" office:value-type="float" office:value="86" calcext:value-type="float">
            <text:p>86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19H42M00S" calcext:value-type="time">
            <text:p>19:42:00</text:p>
          </table:table-cell>
          <table:table-cell office:value-type="string" calcext:value-type="string">
            <text:p>timeout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19H46M00S" calcext:value-type="time">
            <text:p>19:46:00</text:p>
          </table:table-cell>
          <table:table-cell/>
          <table:table-cell table:style-name="ce5" office:value-type="float" office:value="84" calcext:value-type="float">
            <text:p>84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19H52M00S" calcext:value-type="time">
            <text:p>19:52:00</text:p>
          </table:table-cell>
          <table:table-cell office:value-type="string" calcext:value-type="string">
            <text:p>timeout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20H00M00S" calcext:value-type="time">
            <text:p>20:00:00</text:p>
          </table:table-cell>
          <table:table-cell/>
          <table:table-cell table:style-name="ce5" office:value-type="float" office:value="82" calcext:value-type="float">
            <text:p>82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20H04M00S" calcext:value-type="time">
            <text:p>20:04:00</text:p>
          </table:table-cell>
          <table:table-cell office:value-type="string" calcext:value-type="string">
            <text:p>fine primo tempo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4431" calcext:value-type="float">
            <text:p>443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08M00S" calcext:value-type="time">
            <text:p>20:08:00</text:p>
          </table:table-cell>
          <table:table-cell office:value-type="string" calcext:value-type="string">
            <text:p>inizio secondo tempo</text:p>
          </table:table-cell>
          <table:table-cell table:style-name="ce5" table:number-columns-repeated="3"/>
          <table:table-cell table:number-columns-repeated="1018"/>
        </table:table-row>
        <table:table-row table:style-name="ro1">
          <table:table-cell/>
          <table:table-cell table:style-name="ce4" office:value-type="time" office:time-value="PT20H16M00S" calcext:value-type="time">
            <text:p>20:16: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/>
          <table:table-cell table:style-name="ce5" office:value-type="float" office:value="14" calcext:value-type="float">
            <text:p>14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20M00S" calcext:value-type="time">
            <text:p>20:20:00</text:p>
          </table:table-cell>
          <table:table-cell/>
          <table:table-cell table:style-name="ce5" office:value-type="float" office:value="79" calcext:value-type="float">
            <text:p>79</text:p>
          </table:table-cell>
          <table:table-cell table:style-name="ce5" table:number-columns-repeated="2"/>
          <table:table-cell table:number-columns-repeated="1018"/>
        </table:table-row>
        <table:table-row table:style-name="ro1">
          <table:table-cell/>
          <table:table-cell table:style-name="ce4" office:value-type="time" office:time-value="PT20H24M00S" calcext:value-type="time">
            <text:p>20:24:00</text:p>
          </table:table-cell>
          <table:table-cell/>
          <table:table-cell table:style-name="ce5" office:value-type="float" office:value="78" calcext:value-type="float">
            <text:p>78</text:p>
          </table:table-cell>
          <table:table-cell table:style-name="ce5" office:value-type="float" office:value="6299" calcext:value-type="float">
            <text:p>6299</text:p>
          </table:table-cell>
          <table:table-cell table:style-name="ce5" office:value-type="float" office:value="15" calcext:value-type="float">
            <text:p>15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28M00S" calcext:value-type="time">
            <text:p>20:28:00</text:p>
          </table:table-cell>
          <table:table-cell/>
          <table:table-cell table:style-name="ce5" office:value-type="float" office:value="77" calcext:value-type="float">
            <text:p>77</text:p>
          </table:table-cell>
          <table:table-cell table:style-name="ce5" office:value-type="float" office:value="6718" calcext:value-type="float">
            <text:p>6718</text:p>
          </table:table-cell>
          <table:table-cell table:style-name="ce5" office:value-type="float" office:value="16" calcext:value-type="float">
            <text:p>16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32M00S" calcext:value-type="time">
            <text:p>20:32:00</text:p>
          </table:table-cell>
          <table:table-cell/>
          <table:table-cell table:style-name="ce5" office:value-type="float" office:value="77" calcext:value-type="float">
            <text:p>77</text:p>
          </table:table-cell>
          <table:table-cell table:style-name="ce5" office:value-type="float" office:value="7183" calcext:value-type="float">
            <text:p>7183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35M00S" calcext:value-type="time">
            <text:p>20:35:00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37M00S" calcext:value-type="time">
            <text:p>20:37:00</text:p>
          </table:table-cell>
          <table:table-cell/>
          <table:table-cell table:style-name="ce5" office:value-type="float" office:value="76" calcext:value-type="float">
            <text:p>76</text:p>
          </table:table-cell>
          <table:table-cell table:style-name="ce5"/>
          <table:table-cell table:style-name="ce5" office:value-type="float" office:value="19" calcext:value-type="float">
            <text:p>19</text:p>
          </table:table-cell>
          <table:table-cell table:number-columns-repeated="1018"/>
        </table:table-row>
        <table:table-row table:style-name="ro1">
          <table:table-cell/>
          <table:table-cell table:style-name="ce4" office:value-type="time" office:time-value="PT20H39M00S" calcext:value-type="time">
            <text:p>20:39:00</text:p>
          </table:table-cell>
          <table:table-cell office:value-type="string" calcext:value-type="string">
            <text:p>fine secondo tempo</text:p>
          </table:table-cell>
          <table:table-cell table:style-name="ce5" office:value-type="float" office:value="76" calcext:value-type="float">
            <text:p>76</text:p>
          </table:table-cell>
          <table:table-cell table:style-name="ce5" office:value-type="float" office:value="8538" calcext:value-type="float">
            <text:p>8538</text:p>
          </table:table-cell>
          <table:table-cell table:style-name="ce5" office:value-type="float" office:value="20" calcext:value-type="float">
            <text:p>20</text:p>
          </table:table-cell>
          <table:table-cell table:number-columns-repeated="1018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Charter" svg:font-family="'Bitstream Charter'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it" fo:country="IT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it" fo:country="IT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9">00/00/0000</text:date>, <text:time style:data-style-name="N2" text:time-value="19:05:07.80604035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9T10:30:47.285000000</meta:creation-date>
    <dc:date>2018-10-09T19:07:33.986893112</dc:date>
    <meta:editing-duration>PT36M40S</meta:editing-duration>
    <meta:editing-cycles>4</meta:editing-cycles>
    <meta:generator>LibreOffice/5.1.6.2$Linux_X86_64 LibreOffice_project/10m0$Build-2</meta:generator>
    <meta:document-statistic meta:table-count="1" meta:cell-count="6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time-style style:name="N40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'Bitstream Charter'" style:font-style-name="Regular" style:font-family-generic="roman"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40">
      <style:chart-properties chart:display-label="true" chart:logarithmic="false" chart:minimum="0.791666666666667" chart:maximum="0.864583333333333" chart:origin="0" chart:interval-major="0.0104166666666667" chart:reverse-direction="false" text:line-break="false" loext:try-staggering-first="false" chart:link-data-style-to-source="false" chart:axis-position="0"/>
      <style:graphic-properties svg:stroke-color="#b3b3b3"/>
      <style:text-properties fo:font-family="'Bitstream Charter'" style:font-style-name="Regular" style:font-family-generic="roman"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maximum="1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'Bitstream Charter'" style:font-style-name="Regular" style:font-family-generic="roman"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family="'Bitstream Charter'" style:font-style-name="Bold" style:font-family-generic="roman" fo:font-size="10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family="'Bitstream Charter'" style:font-style-name="Regular" style:font-family-generic="roman" fo:font-size="10pt" style:font-size-asian="10pt" style:font-size-complex="10pt"/>
    </style:style>
    <style:style style:name="ch9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 chart:link-data-style-to-source="true"/>
      <style:graphic-properties svg:stroke-width="0.08cm" svg:stroke-color="#aecf00" draw:fill-color="#aecf0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4.153cm" svg:height="7.788cm" xlink:href=".." xlink:type="simple" chart:class="chart:scatter" chart:style-name="ch1">
        <chart:legend chart:legend-position="bottom" svg:x="2.424cm" svg:y="6.952cm" style:legend-expansion="wide" chart:style-name="ch2"/>
        <chart:plot-area chart:style-name="ch3" table:cell-range-address="Sheet1.B5:Sheet1.B21 Sheet1.D4:Sheet1.F21" chart:data-source-has-labels="row" svg:x="1.396cm" svg:y="0.155cm" svg:width="11.528cm" svg:height="6.642cm">
          <chartooo:coordinate-region svg:x="2.203cm" svg:y="0.381cm" svg:width="9.728cm" svg:height="5.716cm"/>
          <chart:axis chart:dimension="x" chart:name="primary-x" chart:style-name="ch4"/>
          <chart:axis chart:dimension="y" chart:name="primary-y" chart:style-name="ch5">
            <chart:title svg:x="0.451cm" svg:y="4.215cm" chart:style-name="ch6">
              <text:p>% carica</text:p>
            </chart:title>
            <chart:grid chart:style-name="ch7" chart:class="major"/>
          </chart:axis>
          <chart:axis chart:dimension="y" chart:name="secondary-y" chart:style-name="ch8">
            <chart:title svg:x="13.207cm" svg:y="4.493cm" chart:style-name="ch6">
              <text:p>n. pacchetti</text:p>
            </chart:title>
          </chart:axis>
          <chart:series chart:attached-axis="primary-y" chart:style-name="ch9" chart:values-cell-range-address="Sheet1.D5:Sheet1.D21" chart:label-cell-address="Sheet1.D4:Sheet1.D4" chart:class="chart:scatter">
            <chart:domain table:cell-range-address="Sheet1.B5:Sheet1.B21"/>
            <chart:data-point chart:repeated="17"/>
          </chart:series>
          <chart:series chart:attached-axis="secondary-y" chart:style-name="ch10" chart:values-cell-range-address="Sheet1.E5:Sheet1.E21" chart:label-cell-address="Sheet1.E4:Sheet1.E4" chart:class="chart:scatter">
            <chart:data-point chart:repeated="17"/>
          </chart:series>
          <chart:series chart:attached-axis="secondary-y" chart:style-name="ch11" chart:values-cell-range-address="Sheet1.F5:Sheet1.F21" chart:label-cell-address="Sheet1.F4:Sheet1.F4" chart:class="chart:scatter">
            <chart:data-point chart:repeated="17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% carica</text:p>
                <draw:g>
                  <svg:desc>Sheet1.D4:Sheet1.D4</svg:desc>
                </draw:g>
              </table:table-cell>
              <table:table-cell office:value-type="string">
                <text:p>pacchetti inviati</text:p>
                <draw:g>
                  <svg:desc>Sheet1.E4:Sheet1.E4</svg:desc>
                </draw:g>
              </table:table-cell>
              <table:table-cell office:value-type="string">
                <text:p>pacchetti persi</text:p>
                <draw:g>
                  <svg:desc>Sheet1.F4:Sheet1.F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797222222222222">
                <text:p>0.797222222222222</text:p>
                <draw:g>
                  <svg:desc>Sheet1.B5:Sheet1.B21</svg:desc>
                </draw:g>
              </table:table-cell>
              <table:table-cell office:value-type="float" office:value="93">
                <text:p>93</text:p>
                <draw:g>
                  <svg:desc>Sheet1.D5:Sheet1.D21</svg:desc>
                </draw:g>
              </table:table-cell>
              <table:table-cell office:value-type="float" office:value="NaN">
                <text:p>NaN</text:p>
                <draw:g>
                  <svg:desc>Sheet1.E5:Sheet1.E21</svg:desc>
                </draw:g>
              </table:table-cell>
              <table:table-cell office:value-type="float" office:value="NaN">
                <text:p>NaN</text:p>
                <draw:g>
                  <svg:desc>Sheet1.F5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13194444444444">
                <text:p>0.813194444444444</text:p>
              </table:table-cell>
              <table:table-cell office:value-type="float" office:value="88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17361111111111">
                <text:p>0.817361111111111</text:p>
              </table:table-cell>
              <table:table-cell office:value-type="float" office:value="86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20833333333333">
                <text:p>0.820833333333333</text:p>
              </table:table-cell>
              <table:table-cell office:value-type="float" office:value="85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23611111111111">
                <text:p>0.823611111111111</text:p>
              </table:table-cell>
              <table:table-cell office:value-type="float" office:value="84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27777777777778">
                <text:p>0.827777777777778</text:p>
              </table:table-cell>
              <table:table-cell office:value-type="float" office:value="83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33333333333333">
                <text:p>0.833333333333333</text:p>
              </table:table-cell>
              <table:table-cell office:value-type="float" office:value="82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6111111111111">
                <text:p>0.836111111111111</text:p>
              </table:table-cell>
              <table:table-cell office:value-type="float" office:value="81">
                <text:p>81</text:p>
              </table:table-cell>
              <table:table-cell office:value-type="float" office:value="4431">
                <text:p>44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38888888888889">
                <text:p>0.8388888888888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44444444444444">
                <text:p>0.844444444444444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47222222222222">
                <text:p>0.847222222222222</text:p>
              </table:table-cell>
              <table:table-cell office:value-type="float" office:value="79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5">
                <text:p>0.85</text:p>
              </table:table-cell>
              <table:table-cell office:value-type="float" office:value="78">
                <text:p>78</text:p>
              </table:table-cell>
              <table:table-cell office:value-type="float" office:value="6299">
                <text:p>6299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52777777777778">
                <text:p>0.852777777777778</text:p>
              </table:table-cell>
              <table:table-cell office:value-type="float" office:value="77">
                <text:p>77</text:p>
              </table:table-cell>
              <table:table-cell office:value-type="float" office:value="6718">
                <text:p>671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55555555555556">
                <text:p>0.855555555555556</text:p>
              </table:table-cell>
              <table:table-cell office:value-type="float" office:value="77">
                <text:p>77</text:p>
              </table:table-cell>
              <table:table-cell office:value-type="float" office:value="7183">
                <text:p>7183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57638888888889">
                <text:p>0.857638888888889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59027777777778">
                <text:p>0.859027777777778</text:p>
              </table:table-cell>
              <table:table-cell office:value-type="float" office:value="76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60416666666667">
                <text:p>0.860416666666667</text:p>
              </table:table-cell>
              <table:table-cell office:value-type="float" office:value="76">
                <text:p>76</text:p>
              </table:table-cell>
              <table:table-cell office:value-type="float" office:value="8538">
                <text:p>8538</text:p>
              </table:table-cell>
              <table:table-cell office:value-type="float" office:value="20">
                <text:p>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